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f67a" officeooo:paragraph-rsid="0006f67a"/>
    </style:style>
    <style:style style:name="P2" style:family="paragraph" style:parent-style-name="Standard">
      <style:text-properties officeooo:rsid="00086c14" officeooo:paragraph-rsid="00086c14"/>
    </style:style>
    <style:style style:name="P3" style:family="paragraph" style:parent-style-name="Standard">
      <style:text-properties officeooo:rsid="000a6af6" officeooo:paragraph-rsid="000a6af6"/>
    </style:style>
    <style:style style:name="P4" style:family="paragraph" style:parent-style-name="Standard">
      <style:text-properties officeooo:rsid="000b7395" officeooo:paragraph-rsid="000b7395"/>
    </style:style>
    <style:style style:name="P5" style:family="paragraph" style:parent-style-name="Standard">
      <style:text-properties officeooo:rsid="000c44ce" officeooo:paragraph-rsid="000c44ce"/>
    </style:style>
    <style:style style:name="P6" style:family="paragraph" style:parent-style-name="Standard">
      <style:text-properties officeooo:rsid="000c70af" officeooo:paragraph-rsid="000c70af"/>
    </style:style>
    <style:style style:name="P7" style:family="paragraph" style:parent-style-name="Standard">
      <style:paragraph-properties fo:break-before="page"/>
      <style:text-properties officeooo:rsid="000c70af" officeooo:paragraph-rsid="000c70af"/>
    </style:style>
    <style:style style:name="P8" style:family="paragraph" style:parent-style-name="Standard" style:list-style-name="L1">
      <style:text-properties officeooo:rsid="0006f67a" officeooo:paragraph-rsid="0006f67a"/>
    </style:style>
    <style:style style:name="P9" style:family="paragraph" style:parent-style-name="Standard" style:list-style-name="L2">
      <style:text-properties officeooo:rsid="0006f67a" officeooo:paragraph-rsid="0006f67a"/>
    </style:style>
    <style:style style:name="P10" style:family="paragraph" style:parent-style-name="Standard" style:list-style-name="L2">
      <style:text-properties officeooo:rsid="00073159" officeooo:paragraph-rsid="00073159"/>
    </style:style>
    <style:style style:name="P11" style:family="paragraph" style:parent-style-name="Standard" style:list-style-name="L2">
      <style:text-properties officeooo:rsid="00086c14" officeooo:paragraph-rsid="00086c14"/>
    </style:style>
    <style:style style:name="P12" style:family="paragraph" style:parent-style-name="Standard" style:list-style-name="L3">
      <style:text-properties officeooo:rsid="00086c14" officeooo:paragraph-rsid="00086c14"/>
    </style:style>
    <style:style style:name="P13" style:family="paragraph" style:parent-style-name="Standard" style:list-style-name="L4">
      <style:text-properties officeooo:rsid="00086c14" officeooo:paragraph-rsid="00086c14"/>
    </style:style>
    <style:style style:name="P14" style:family="paragraph" style:parent-style-name="Standard" style:list-style-name="L4">
      <style:text-properties officeooo:rsid="000a6af6" officeooo:paragraph-rsid="000a6af6"/>
    </style:style>
    <style:style style:name="P15" style:family="paragraph" style:parent-style-name="Standard" style:list-style-name="L5">
      <style:text-properties officeooo:rsid="000b7395" officeooo:paragraph-rsid="000b7395"/>
    </style:style>
    <style:style style:name="P16" style:family="paragraph" style:parent-style-name="Standard" style:list-style-name="L6">
      <style:text-properties officeooo:rsid="000b7395" officeooo:paragraph-rsid="000b7395"/>
    </style:style>
    <style:style style:name="P17" style:family="paragraph" style:parent-style-name="Standard" style:list-style-name="L7">
      <style:text-properties officeooo:rsid="000b7395" officeooo:paragraph-rsid="000b7395"/>
    </style:style>
    <style:style style:name="P18" style:family="paragraph" style:parent-style-name="Standard" style:list-style-name="L7">
      <style:text-properties officeooo:rsid="000c44ce" officeooo:paragraph-rsid="000c44ce"/>
    </style:style>
    <style:style style:name="P19" style:family="paragraph" style:parent-style-name="Standard" style:list-style-name="L8">
      <style:text-properties officeooo:rsid="000c70af" officeooo:paragraph-rsid="000c70af"/>
    </style:style>
    <style:style style:name="P20" style:family="paragraph" style:parent-style-name="Standard">
      <style:text-properties officeooo:rsid="000c70af" officeooo:paragraph-rsid="000c70af"/>
    </style:style>
    <style:style style:name="P21" style:family="paragraph" style:parent-style-name="Standard" style:list-style-name="L9">
      <style:text-properties officeooo:rsid="000c70af" officeooo:paragraph-rsid="000c70af"/>
    </style:style>
    <style:style style:name="P22" style:family="paragraph" style:parent-style-name="Standard" style:list-style-name="L9">
      <style:text-properties officeooo:rsid="000e0f50" officeooo:paragraph-rsid="000e0f50"/>
    </style:style>
    <style:style style:name="T1" style:family="text">
      <style:text-properties officeooo:rsid="000b7395"/>
    </style:style>
    <style:style style:name="T2" style:family="text">
      <style:text-properties officeooo:rsid="000c70af"/>
    </style:style>
    <style:style style:name="T3" style:family="text">
      <style:text-properties officeooo:rsid="000ee1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esk a bída kurtizán</text:p>
      <text:p text:style-name="P1"/>
      <text:p text:style-name="P1">Gustave Flaubert (1821 – 1880)</text:p>
      <text:list xml:id="list7776287623370495827" text:style-name="L1">
        <text:list-item>
          <text:p text:style-name="P8">Otec lékař ho bral s sebou po vesnicích</text:p>
          <text:list>
            <text:list-item>
              <text:p text:style-name="P8">Zájem o psychologii</text:p>
            </text:list-item>
          </text:list>
        </text:list-item>
        <text:list-item>
          <text:p text:style-name="P8">Studoval práva, ale kvůli záchvatům epilepsie školu nedokončil</text:p>
        </text:list-item>
        <text:list-item>
          <text:p text:style-name="P8">Celý život pr<text:span text:style-name="T3">o</text:span>žil sám mimo společnost</text:p>
          <text:list>
            <text:list-item>
              <text:p text:style-name="P8">Svá díla dlouho vypilovával, nepsal pro peníze</text:p>
            </text:list-item>
          </text:list>
        </text:list-item>
        <text:list-item>
          <text:p text:style-name="P8">Díla</text:p>
          <text:list>
            <text:list-item>
              <text:p text:style-name="P8">Méně postav</text:p>
            </text:list-item>
            <text:list-item>
              <text:p text:style-name="P8">Psychologické romány</text:p>
            </text:list-item>
            <text:list-item>
              <text:p text:style-name="P8">„Romány ztracených iluzí“</text:p>
            </text:list-item>
          </text:list>
        </text:list-item>
      </text:list>
      <text:p text:style-name="P1"/>
      <text:p text:style-name="P1"><text:tab/>Paní Bovaryová aneb Mravy francouzského venkova</text:p>
      <text:list xml:id="list8099281236304646829" text:style-name="L2">
        <text:list-item>
          <text:p text:style-name="P9">Na začátku příběhu se vdá</text:p>
        </text:list-item>
        <text:list-item>
          <text:p text:style-name="P9">Má ráda četbu červené knihovny (podobně jako Don Quijote)</text:p>
          <text:list>
            <text:list-item>
              <text:p text:style-name="P9">Takto si představuje svůj život</text:p>
            </text:list-item>
            <text:list-item>
              <text:p text:style-name="P9">Vezme si nudného venkovského lékaře</text:p>
            </text:list-item>
            <text:list-item>
              <text:p text:style-name="P10">Chce do velkoměsta, kam se později přestěhují</text:p>
            </text:list-item>
          </text:list>
        </text:list-item>
        <text:list-item>
          <text:p text:style-name="P10">Ve městě přijede za doktorem kamarád Rudolf</text:p>
          <text:list>
            <text:list-item>
              <text:p text:style-name="P10">S Rudolfem si začne vztah</text:p>
            </text:list-item>
            <text:list-item>
              <text:p text:style-name="P10">Plánují spolu utéct</text:p>
            </text:list-item>
            <text:list-item>
              <text:p text:style-name="P10">On uteče sám</text:p>
            </text:list-item>
          </text:list>
        </text:list-item>
        <text:list-item>
          <text:p text:style-name="P10">Bovaryová se kvůli dárkům a chtíči po luxusu zadlužuje</text:p>
          <text:list>
            <text:list-item>
              <text:p text:style-name="P10">Přijde exekuce</text:p>
              <text:list>
                <text:list-item>
                  <text:p text:style-name="P10">Spáchá sebevraždu</text:p>
                </text:list-item>
              </text:list>
            </text:list-item>
          </text:list>
        </text:list-item>
        <text:list-item>
          <text:p text:style-name="P10">„Bovarizmus“ → útěk do vysněného světa, vybudování života na falešných iluzích</text:p>
        </text:list-item>
        <text:list-item>
          <text:p text:style-name="P11">Přijato dost negativně také proto, že autor nehodnotí příběh</text:p>
          <text:list>
            <text:list-item>
              <text:p text:style-name="P11">Zažalován za rozvracení společnosti a tak…</text:p>
            </text:list-item>
            <text:list-item>
              <text:p text:style-name="P11">Spor vyhrál</text:p>
            </text:list-item>
          </text:list>
        </text:list-item>
      </text:list>
      <text:p text:style-name="P2"/>
      <text:p text:style-name="P2">Emile Zola (1840 – 1902)</text:p>
      <text:list xml:id="list4660243954228921047" text:style-name="L3">
        <text:list-item>
          <text:p text:style-name="P12">Celý život ve finanční tísní</text:p>
          <text:list>
            <text:list-item>
              <text:p text:style-name="P12">Mladému mu zemřel otec, matka je neuživila</text:p>
            </text:list-item>
            <text:list-item>
              <text:p text:style-name="P12">Nesnažil se studovat univerzitu</text:p>
            </text:list-item>
          </text:list>
        </text:list-item>
        <text:list-item>
          <text:p text:style-name="P12">Literatura ho začala zajímat až při práci v nakladatelství</text:p>
          <text:list>
            <text:list-item>
              <text:p text:style-name="P12">20 románů</text:p>
            </text:list-item>
          </text:list>
        </text:list-item>
        <text:list-item>
          <text:p text:style-name="P12">Dílo</text:p>
          <text:list>
            <text:list-item>
              <text:p text:style-name="P12">Zakladatel naturalismu</text:p>
            </text:list-item>
          </text:list>
        </text:list-item>
      </text:list>
      <text:p text:style-name="P2"><text:tab/>Zabiják</text:p>
      <text:list xml:id="list8842503331678180518" text:style-name="L4">
        <text:list-item>
          <text:p text:style-name="P13">Příběh venkovanky Gervaisy, která se z venkova přestěhuje do Paříže. Gervaisa rychle utratí všechny úspory a i s 2 dětmi se přestěhuje do chudinské čtvrti</text:p>
          <text:list>
            <text:list-item>
              <text:p text:style-name="P13">Partner ji opustí</text:p>
            </text:list-item>
            <text:list-item>
              <text:p text:style-name="P13">Ona si založí vlastní prádelnu a vdá se za klempíře, se kterým má dceru Nanu</text:p>
            </text:list-item>
          </text:list>
        </text:list-item>
        <text:list-item>
          <text:p text:style-name="P14">Manžel se v práci zraní a na jeho léčbu padnou všechny úspory. Manžel po nemoci velmi zleniví a začne pít</text:p>
          <text:list>
            <text:list-item>
              <text:p text:style-name="P14">Velmi detailně popisuje rozklad člověka závislého na alkoholu. Klempíř umře v psychologické léčebně. Gervaisa už jen nezaujatě pozoruje jeho smrt, poté se z ní stane také alkoholička a jako žebračka umře na ulici.</text:p>
            </text:list-item>
          </text:list>
        </text:list-item>
      </text:list>
      <text:p text:style-name="P3"><text:soft-page-break/><text:tab/><text:span text:style-name="T1">Nana</text:span></text:p>
      <text:list xml:id="list2968138982492587684" text:style-name="L5">
        <text:list-item>
          <text:p text:style-name="P15">Dcera Gervaisy</text:p>
          <text:list>
            <text:list-item>
              <text:p text:style-name="P15">Prostitutka zámožných vrstev</text:p>
            </text:list-item>
          </text:list>
        </text:list-item>
        <text:list-item>
          <text:p text:style-name="P15">Volné pokračování Zabijáka</text:p>
        </text:list-item>
        <text:list-item>
          <text:p text:style-name="P15">Dokonalejší vykreslování realismu</text:p>
        </text:list-item>
      </text:list>
      <text:p text:style-name="P4"/>
      <text:p text:style-name="P4">Guy de Maupassant (1850 – 1893)</text:p>
      <text:list xml:id="list7878464618659470462" text:style-name="L6">
        <text:list-item>
          <text:p text:style-name="P16">Studoval práva, ale poté odešel do války. Po návratu se věnuje už jen literatuře</text:p>
        </text:list-item>
        <text:list-item>
          <text:p text:style-name="P16">Zemřel kvůli psychyckým problémům z toho, že měl sifilis</text:p>
        </text:list-item>
      </text:list>
      <text:p text:style-name="P4"><text:tab/>Kulička</text:p>
      <text:list xml:id="list7164976910883071341" text:style-name="L7">
        <text:list-item>
          <text:p text:style-name="P17">Jeho nejznámější povídka</text:p>
        </text:list-item>
        <text:list-item>
          <text:p text:style-name="P17">V 70 letech 19. století ve Francii během Prusko-Francouzské války</text:p>
        </text:list-item>
        <text:list-item>
          <text:p text:style-name="P17">Část občanů Francie dostane od pruského generála povolení odjet ze svého města vlakem</text:p>
          <text:list>
            <text:list-item>
              <text:p text:style-name="P17">Šlechtici, jeptišky, prostitutka – kulička<text:tab/></text:p>
            </text:list-item>
          </text:list>
        </text:list-item>
        <text:list-item>
          <text:p text:style-name="P17">Skupina je na cestě zastavena pruskými vojáky a cestu dál jeden z nich podmiňuje sexem s Kuličkou</text:p>
          <text:list>
            <text:list-item>
              <text:p text:style-name="P18">Ostatní ji postupně začnou přemlouvat aby svolila, k čemuž nakonec i dojde</text:p>
            </text:list-item>
          </text:list>
        </text:list-item>
      </text:list>
      <text:p text:style-name="P5"/>
      <text:p text:style-name="P5"><text:tab/><text:span text:style-name="T2">Miláček</text:span></text:p>
      <text:list xml:id="list7564128832600434484" text:style-name="L8">
        <text:list-item>
          <text:p text:style-name="P19">Román</text:p>
        </text:list-item>
        <text:list-item>
          <text:p text:style-name="P19">O novináři který se chc vypracovat</text:p>
          <text:list>
            <text:list-item>
              <text:p text:style-name="P19">Na začátku slušný člověk</text:p>
            </text:list-item>
            <text:list-item>
              <text:p text:style-name="P19">Vypracuje si kariéru na sexuálních vztazích s vlivnými ženami</text:p>
            </text:list-item>
          </text:list>
        </text:list-item>
      </text:list>
      <text:p text:style-name="P6"><text:tab/></text:p>
      <text:p text:style-name="P6"/>
      <text:p text:style-name="P6"/>
      <text:p text:style-name="P7">Realizmus v Anglii</text:p>
      <text:p text:style-name="P6"/>
      <text:p text:style-name="P6"/>
      <text:p text:style-name="P6">Charlotte Bronteová (1816 – 1855)</text:p>
      <text:p text:style-name="P6"><text:tab/>Jana Eyreová</text:p>
      <text:list xml:id="list8050074322805644640" text:style-name="L9">
        <text:list-item>
          <text:p text:style-name="P21">Vyrůstala jako sirotek u své zlé tety</text:p>
        </text:list-item>
        <text:list-item>
          <text:p text:style-name="P21">Vezmne práci guvernantky na panství Thornfield</text:p>
          <text:list>
            <text:list-item>
              <text:p text:style-name="P21">vlastník pan Rochester</text:p>
              <text:list>
                <text:list-item>
                  <text:p text:style-name="P21">Podivín, ale zamilují se do sebe</text:p>
                </text:list-item>
                <text:list-item>
                  <text:p text:style-name="P22">Rochester ji požádá o ruku</text:p>
                </text:list-item>
                <text:list-item>
                  <text:p text:style-name="P22">Před svadbou zjistí, že Rochester je ženatý</text:p>
                </text:list-item>
              </text:list>
            </text:list-item>
          </text:list>
        </text:list-item>
        <text:list-item>
          <text:p text:style-name="P22">Rochester má na půdě zamčenou manželku</text:p>
          <text:list>
            <text:list-item>
              <text:p text:style-name="P22">Ona uteče</text:p>
            </text:list-item>
            <text:list-item>
              <text:p text:style-name="P22">Hodně děje</text:p>
            </text:list-item>
            <text:list-item>
              <text:p text:style-name="P22">Potom cítí, že ji Rochester volá</text:p>
            </text:list-item>
          </text:list>
        </text:list-item>
        <text:list-item>
          <text:p text:style-name="P22">Vrátí se zpátky, manželka podpálila dům, Rochester přišel o ruku a dočasně o zrak</text:p>
        </text:list-item>
        <text:list-item>
          <text:p text:style-name="P22">Svatba bu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9:55:51.704425736</meta:creation-date>
    <meta:editing-duration>PT15M56S</meta:editing-duration>
    <meta:editing-cycles>4</meta:editing-cycles>
    <meta:generator>LibreOffice/5.1.6.2$Linux_x86 LibreOffice_project/10m0$Build-2</meta:generator>
    <dc:date>2018-05-10T15:11:24.559362855</dc:date>
    <meta:document-statistic meta:table-count="0" meta:image-count="0" meta:object-count="0" meta:page-count="3" meta:paragraph-count="78" meta:word-count="536" meta:character-count="3039" meta:non-whitespace-character-count="2631"/>
  </office:meta>
</office:document-meta>
</file>